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Heading1" style:master-page-name="MPF0" style:family="paragraph">
      <style:paragraph-properties fo:break-before="page"/>
    </style:style>
  </office:automatic-styles>
  <office:body>
    <office:text text:use-soft-page-breaks="true">
      <text:h text:style-name="P1" text:outline-level="1">Test file</text:h>
      <text:p text:style-name="Normal">A test .docx file.</text:p>
      <text:list text:style-name="LFO1" text:continue-numbering="true">
        <text:list-item>
          <text:p text:style-name="ListBullet">Test</text:p>
        </text:list-item>
        <text:list-item>
          <text:p text:style-name="ListBullet">Lis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07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194in"/>
      <style:text-properties style:font-name="Arial" style:font-name-asian="MS PGothic" style:font-name-complex="Arial" fo:color="#262626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Arial" style:font-name-asian="MS PGothic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Arial" style:font-name-asian="MS PGothic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Arial" style:font-name-asian="MS PGothic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Arial" style:font-name-asian="MS PGothic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1"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color="#262626" fo:font-size="24pt" style:font-size-asian="24pt" style:font-size-complex="16pt"/>
    </style:style>
    <style:style style:name="ListNumber" style:display-name="List Number" style:family="paragraph" style:parent-style-name="Normal" style:list-style-name="LFO2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Title" style:display-name="Title" style:family="paragraph" style:parent-style-name="Normal">
      <style:paragraph-properties style:contextual-spacing="true" fo:margin-bottom="0.0416in" fo:line-height="100%"/>
      <style:text-properties style:font-name="Arial" style:font-name-asian="MS PGothic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style:contextual-spacing="true" fo:margin-bottom="0.3611in"/>
      <style:text-properties style:font-name-asian="MS PGothic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S PGothic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11pt" style:font-size-asian="11pt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214C5E" fo:padding="0.1388in" style:shadow="none" fo:margin-left="0.8in" fo:margin-right="0.8in">
        <style:tab-stops/>
      </style:paragraph-properties>
      <style:text-properties style:font-name-asian="MS PGothic" fo:font-style="italic" style:font-style-asian="italic" style:font-style-complex="italic" fo:color="#214C5E" fo:hyphenate="false"/>
    </style:style>
    <style:style style:name="BodyText" style:display-name="Body Text" style:family="paragraph" style:parent-style-name="Normal"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text-properties fo:font-size="11pt" style:font-size-asian="11pt" style:font-size-complex="8pt" fo:hyphenate="false"/>
    </style:style>
    <style:style style:name="BodyText3Char" style:display-name="Body Text 3 Char" style:family="text" style:parent-style-name="DefaultParagraphFont">
      <style:text-properties fo:font-size="11pt" style:font-size-asian="11pt" style:font-size-complex="8pt"/>
    </style:style>
    <style:style style:name="BodyTextFirstIndent" style:display-name="Body Text First Indent" style:family="paragraph" style:parent-style-name="BodyText">
      <style:paragraph-properties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left="0.196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left="0.25in" fo:text-indent="0.25in">
        <style:tab-stops/>
      </style:paragraph-properties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line-height="200%" fo:margin-left="0.196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left="0.1965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11pt" style:font-size-asian="11pt" style:font-size-complex="8pt"/>
    </style:style>
    <style:style style:name="Closing" style:display-name="Closing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DefaultParagraphFon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3%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EndnoteTextChar" style:display-name="Endnote Text Char" style:family="text" style:parent-style-name="DefaultParagraphFont">
      <style:text-properties fo:font-size="11pt" style:font-size-asian="11pt"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Arial" style:font-name-asian="MS PGothic" style:font-name-complex="Arial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" style:font-name-asian="MS PGothic" style:font-name-complex="Arial"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95F96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3%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FootnoteTextChar" style:display-name="Footnote Text Char" style:family="text" style:parent-style-name="DefaultParagraphFont">
      <style:text-properties fo:font-size="11pt" style:font-size-asian="11pt"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1pt" style:font-size-asian="11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1pt" style:font-size-asian="11pt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76D5B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2083in" fo:text-indent="-0.2083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4166in" fo:text-indent="-0.2083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625in" fo:text-indent="-0.2083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8333in" fo:text-indent="-0.2083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1.0416in" fo:text-indent="-0.2083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1.25in" fo:text-indent="-0.2083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4583in" fo:text-indent="-0.2083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6666in" fo:text-indent="-0.2083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875in" fo:text-indent="-0.2083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Arial" style:font-name-asian="MS PGothic" style:font-name-complex="Arial" fo:font-weight="bold" style:font-weight-asian="bold" style:font-weight-complex="bold" fo:hyphenate="false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3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4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5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6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left="0.9826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7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8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9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0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1pt" style:font-size-asian="11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size="11pt" style:font-size-asian="11pt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875in" fo:text-indent="-0.7875in">
        <style:tab-stops/>
      </style:paragraph-properties>
      <style:text-properties style:font-name="Arial" style:font-name-asian="MS PGothic" style:font-name-complex="Arial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Arial" style:font-name-asian="MS PGothic" style:font-name-complex="Arial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1pt" style:font-size-asian="11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1pt" style:font-size-asian="11pt" style:font-size-complex="10.5pt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TableofAuthorities" style:display-name="Table of Authorities" style:family="paragraph" style:parent-style-name="Normal" style:next-style-name="Normal">
      <style:paragraph-properties fo:margin-bottom="0in" fo:margin-left="0.2083in" fo:text-indent="-0.2083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style:font-name-asian="MS PGothic" style:font-name-complex="Arial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2083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4166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62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1.0416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.25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4583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6666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595959" fo:background-color="#E6E6E6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14c5e" draw:opacity="100%" draw:stroke="solid" svg:stroke-width="0.01389in" svg:stroke-color="#15354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7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5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 Smith</meta:initial-creator>
    <dc:creator>Ian Smith</dc:creator>
    <meta:creation-date>2022-10-17T05:16:00Z</meta:creation-date>
    <dc:date>2022-10-17T05:16:00Z</dc:date>
    <meta:template xlink:href="Normal.dotm" xlink:type="simple"/>
    <meta:editing-cycles>1</meta:editing-cycles>
    <meta:editing-duration>PT0S</meta:editing-duration>
    <meta:user-defined meta:name="ContentTypeId">0x010100AA3F7D94069FF64A86F7DFF56D60E3BE</meta:user-defined>
    <meta:document-statistic meta:page-count="1" meta:paragraph-count="1" meta:word-count="5" meta:character-count="38" meta:row-count="1" meta:non-whitespace-character-count="34"/>
  </office:meta>
</office:document-meta>
</file>